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A400008D1C000070E468E0E41C9D9C5F9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57cm"/>
    </style:style>
    <style:style style:name="pr2" style:family="presentation" style:parent-style-name="Default-subtitle">
      <style:graphic-properties draw:fill-color="#ffffff" draw:auto-grow-height="true" fo:min-height="15.2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57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57cm" svg:x="1.4cm" svg:y="0.137cm" presentation:class="title" presentation:user-transformed="true">
          <draw:text-box>
            <text:p>Adaptive H.I.D.</text:p>
          </draw:text-box>
        </draw:frame>
        <draw:frame presentation:style-name="pr2" draw:text-style-name="P2" draw:layer="layout" svg:width="27.178cm" svg:height="15.24cm" svg:x="0.508cm" svg:y="3.302cm" presentation:class="subtitle">
          <draw:text-box>
            <text:p>Viability Review of Low Cost, Libre</text:p>
            <text:p>Adaptive Human Interface Devices</text:p>
            <text:p>to Modern Computers</text:p>
            <text:p/>
            <text:p>CPE 495-01</text:p>
            <text:p/>
            <text:p text:style-name="P1">Michael Baldwin</text:p>
            <text:p text:style-name="P1">Christopher Bero </text:p>
            <text:p text:style-name="P1">Bryant Johnson</text:p>
            <text:p text:style-name="P1">Trey Goul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Team Members</text:p>
          </draw:text-box>
        </draw:frame>
        <draw:frame presentation:style-name="pr5" draw:layer="layout" svg:width="27.178cm" svg:height="15.24cm" svg:x="0.508cm" svg:y="3.302cm" presentation:class="outline">
          <draw:text-box>
            <text:list text:style-name="L3">
              <text:list-item>
                <text:p>Christopher Bero</text:p>
                <text:list>
                  <text:list-item>
                    <text:p>Interested in environment conservation</text:p>
                  </text:list-item>
                </text:list>
              </text:list-item>
              <text:list-item>
                <text:p>Bryant Johnson</text:p>
                <text:list>
                  <text:list-item>
                    <text:p>Interested in Cybersecurit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Team Members</text:p>
          </draw:text-box>
        </draw:frame>
        <draw:frame presentation:style-name="pr5" draw:layer="layout" svg:width="27.178cm" svg:height="15.24cm" svg:x="0.508cm" svg:y="3.302cm" presentation:class="outline">
          <draw:text-box>
            <text:list text:style-name="L3">
              <text:list-item>
                <text:p>Christopher Bero</text:p>
                <text:list>
                  <text:list-item>
                    <text:p>Hardware, Microcontrollers</text:p>
                  </text:list-item>
                </text:list>
              </text:list-item>
              <text:list-item>
                <text:p>Bryant Johnson</text:p>
                <text:list>
                  <text:list-item>
                    <text:p>Systems engineering, testi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Existing A.T. Shortfalls</text:p>
          </draw:text-box>
        </draw:frame>
        <draw:frame presentation:style-name="pr5" draw:layer="layout" svg:width="27.178cm" svg:height="15.24cm" svg:x="0.508cm" svg:y="3.302cm" presentation:class="outline">
          <draw:text-box>
            <text:list text:style-name="L3">
              <text:list-item>
                <text:p>Outdated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Existing A.T. Shortfalls</text:p>
          </draw:text-box>
        </draw:frame>
        <draw:frame presentation:style-name="pr5" draw:layer="layout" svg:width="27.178cm" svg:height="15.24cm" svg:x="0.508cm" svg:y="3.302cm" presentation:class="outline">
          <draw:text-box>
            <text:list text:style-name="L3">
              <text:list-item>
                <text:p>Expense</text:p>
                <text:list>
                  <text:list-item>
                    <text:p>Insurance model is not viable. Developers need access to these tools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Move A.T. Forward</text:p>
          </draw:text-box>
        </draw:frame>
        <draw:frame presentation:style-name="pr5" draw:layer="layout" svg:width="27.178cm" svg:height="15.24cm" svg:x="0.508cm" svg:y="3.302cm" presentation:class="outline">
          <draw:text-box>
            <text:list text:style-name="L3">
              <text:list-item>
                <text:p>Current adaptive technology is either outdated or expensive.</text:p>
              </text:list-item>
              <text:list-item>
                <text:p>The maker and hacker movement has brought:</text:p>
                <text:list>
                  <text:list-item>
                    <text:p>Capable, easy to use prototyping tools</text:p>
                  </text:list-item>
                  <text:list-item>
                    <text:p>Access to low volume manufacturing</text:p>
                  </text:list-item>
                </text:list>
              </text:list-item>
              <text:list-item>
                <text:p>There should no longer be a barrier to providing modern, affordable interface systems to persons living with disabili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57cm" svg:x="1.4cm" svg:y="0.137cm" presentation:class="title" presentation:user-transformed="true">
          <draw:text-box>
            <text:p>Marketing Requirements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Engineering Requirements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Existing Systems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Alternatives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Proposed Approach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57cm" svg:x="1.4cm" svg:y="0.137cm" presentation:class="title" presentation:user-transformed="true">
          <draw:text-box>
            <text:p>Project Summary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System Design Description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Testing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Timeline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Individual Responsibility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Cost Estimate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57cm" svg:x="1.4cm" svg:y="0.137cm" presentation:class="title">
          <draw:text-box>
            <text:p>Course Deliverables</text:p>
          </draw:text-box>
        </draw:frame>
        <draw:frame presentation:style-name="pr5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9A400008D1C000070E468E0E41C9D9C5F9D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57cm" svg:x="1.4cm" svg:y="0.137cm" presentation:class="title" presentation:placeholder="true">
        <draw:text-box/>
      </draw:frame>
      <draw:frame presentation:style-name="Default-outline1" draw:layer="backgroundobjects" svg:width="27.178cm" svg:height="15.24cm" svg:x="0.508cm" svg:y="3.30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8:24:05.245866923</meta:creation-date>
    <meta:generator>LibreOffice/5.0.2.2$Linux_X86_64 LibreOffice_project/00m0$Build-2</meta:generator>
    <dc:date>2015-10-10T00:08:53.277094778</dc:date>
    <meta:editing-duration>PT1H47M43S</meta:editing-duration>
    <meta:editing-cycles>29</meta:editing-cycles>
    <meta:document-statistic meta:object-count="93"/>
  </office:meta>
</office:document-meta>
</file>